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.27cm" svg:y="7.62cm">
          <text:p text:style-name="P1"><text:span text:style-name="T1">Physical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.27cm" svg:y="3.81cm">
          <text:p text:style-name="P1"><text:span text:style-name="T1">Deliberative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54cm" svg:x="1.27cm" svg:y="0cm">
          <text:p text:style-name="P1"><text:span text:style-name="T1">Reflective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81cm" svg:y1="6.35cm" svg:x2="3.81cm" svg:y2="7.62cm">
          <text:p/>
        </draw:line>
        <draw:line draw:style-name="gr2" draw:text-style-name="P2" draw:layer="layout" svg:x1="3.81cm" svg:y1="2.54cm" svg:x2="3.81cm" svg:y2="3.81cm">
          <text:p/>
        </draw:line>
        <draw:frame draw:style-name="gr3" draw:text-style-name="P3" draw:layer="layout" svg:width="3.118cm" svg:height="0.954cm" svg:x="0.533cm" svg:y="2.697cm">
          <draw:text-box>
            <text:p><text:span text:style-name="T1">references</text:span></text:p>
          </draw:text-box>
        </draw:frame>
        <draw:frame draw:style-name="gr3" draw:text-style-name="P3" draw:layer="layout" svg:width="3.118cm" svg:height="0.954cm" svg:x="0.476cm" svg:y="6.508cm">
          <draw:text-box>
            <text:p><text:span text:style-name="T1">references</text:span></text:p>
          </draw:text-box>
        </draw:frame>
        <draw:custom-shape draw:style-name="gr1" draw:text-style-name="P2" draw:layer="layout" svg:width="5.08cm" svg:height="2.54cm" svg:x="1.27cm" svg:y="11.43cm">
          <text:p text:style-name="P1"><text:span text:style-name="T1">World</text:span></text:p>
          <text:p text:style-name="P1"><text:span text:style-name="T1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81cm" svg:y1="10.16cm" svg:x2="3.81cm" svg:y2="11.43cm">
          <text:p/>
        </draw:line>
        <draw:frame draw:style-name="gr3" draw:text-style-name="P3" draw:layer="layout" svg:width="3.118cm" svg:height="0.954cm" svg:x="0.476cm" svg:y="10.318cm">
          <draw:text-box>
            <text:p><text:span text:style-name="T1">re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.6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ptune </meta:initial-creator>
    <meta:creation-date>2013-01-10T11:46:09</meta:creation-date>
    <dc:date>2013-05-09T13:47:47</dc:date>
    <dc:creator>neptune </dc:creator>
    <meta:editing-duration>PT2H48M23S</meta:editing-duration>
    <meta:editing-cycles>4</meta:editing-cycles>
    <meta:generator>LibreOffice/4.0.2.2$Linux_X86_64 LibreOffice_project/400m0$Build-2</meta:generator>
    <meta:document-statistic meta:object-count="10"/>
  </office:meta>
</office:document-meta>
</file>